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66cm" fo:min-width="5.04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66cm" fo:min-width="5.11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826cm" fo:min-width="5.37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cm" fo:min-width="3.45cm"/>
    </style:style>
    <style:style style:name="gr5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6" style:family="graphic" style:parent-style-name="objectwithoutfill">
      <style:graphic-properties svg:stroke-color="#000000" draw:fill="solid" draw:fill-color="#ffffff" draw:textarea-vertical-align="middle"/>
    </style:style>
    <style:style style:name="gr7" style:family="graphic" style:parent-style-name="objectwithoutfill">
      <style:graphic-properties svg:stroke-color="#000000" draw:fill="solid" draw:fill-color="#ffffff" draw:textarea-vertical-align="middle"/>
    </style:style>
    <style:style style:name="gr8" style:family="graphic" style:parent-style-name="standard">
      <style:graphic-properties svg:stroke-color="#000000" draw:marker-start="Circle" draw:marker-start-width="0.3cm" draw:marker-end="Arrow" draw:marker-end-width="0.3cm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cm" svg:height="3.2cm" svg:x="6.25cm" svg:y="2.1cm">
          <text:p text:style-name="P1">Input 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5.8cm" svg:height="1.9cm" svg:x="7.75cm" svg:y="6.661cm">
          <text:p text:style-name="P1">I = 1, output =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1cm" svg:height="2.3cm" svg:x="7.6cm" svg:y="10.622cm">
          <text:p text:style-name="P1">Output = output * 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7.9cm" svg:height="4.5cm" svg:x="6.7cm" svg:y="17.944cm">
          <text:p text:style-name="P1">If i &lt;= 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6.1cm" svg:height="2.3cm" svg:x="7.6cm" svg:y="14.283cm">
          <text:p text:style-name="P1">I = i +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1cm" svg:height="2.3cm" svg:x="7.6cm" svg:y="23.802cm">
          <text:p text:style-name="P1">Return 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10.65cm" svg:y1="5.3cm" svg:x2="10.65cm" svg:y2="6.7cm">
          <text:p/>
        </draw:line>
        <draw:line draw:style-name="gr5" draw:text-style-name="P3" draw:layer="layout" svg:x1="10.65cm" svg:y1="12.9cm" svg:x2="10.65cm" svg:y2="14.3cm">
          <text:p/>
        </draw:line>
        <draw:line draw:style-name="gr5" draw:text-style-name="P3" draw:layer="layout" svg:x1="10.65cm" svg:y1="16.6cm" svg:x2="10.65cm" svg:y2="18cm">
          <text:p/>
        </draw:line>
        <draw:line draw:style-name="gr5" draw:text-style-name="P3" draw:layer="layout" svg:x1="10.65cm" svg:y1="22.4cm" svg:x2="10.65cm" svg:y2="23.8cm">
          <text:p/>
        </draw:line>
        <draw:line draw:style-name="gr6" draw:text-style-name="P3" draw:layer="layout" svg:x1="6.8cm" svg:y1="20.2cm" svg:x2="4cm" svg:y2="20.2cm">
          <text:p/>
        </draw:line>
        <draw:line draw:style-name="gr7" draw:text-style-name="P3" draw:layer="layout" svg:x1="4cm" svg:y1="9.6cm" svg:x2="4cm" svg:y2="20.2cm">
          <text:p/>
        </draw:line>
        <draw:line draw:style-name="gr8" draw:text-style-name="P2" draw:layer="layout" svg:x1="10.65cm" svg:y1="9.5cm" svg:x2="10.65cm" svg:y2="10.7cm">
          <text:p/>
        </draw:line>
        <draw:line draw:style-name="gr5" draw:text-style-name="P3" draw:layer="layout" svg:x1="4cm" svg:y1="9.6cm" svg:x2="10.6cm" svg:y2="9.6cm">
          <text:p/>
        </draw:line>
        <draw:line draw:style-name="gr5" draw:text-style-name="P3" draw:layer="layout" svg:x1="10.65cm" svg:y1="8.6cm" svg:x2="10.65cm" svg:y2="9.6cm">
          <text:p/>
        </draw:line>
        <draw:frame draw:style-name="gr9" draw:text-style-name="P4" draw:layer="layout" svg:width="1.8cm" svg:height="0.962cm" svg:x="4.6cm" svg:y="19.2cm">
          <draw:text-box>
            <text:p>T</text:p>
          </draw:text-box>
        </draw:frame>
        <draw:frame draw:style-name="gr9" draw:text-style-name="P4" draw:layer="layout" svg:width="1.8cm" svg:height="0.962cm" svg:x="10.8cm" svg:y="22.4cm">
          <draw:text-box>
            <text:p>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09:13:54.744679387</meta:creation-date>
    <dc:date>2019-09-18T10:02:08.209989065</dc:date>
    <meta:editing-duration>PT17M56S</meta:editing-duration>
    <meta:editing-cycles>6</meta:editing-cycles>
    <meta:generator>LibreOffice/6.2.6.2$Linux_X86_64 LibreOffice_project/20$Build-2</meta:generator>
    <meta:document-statistic meta:object-count="17"/>
  </office:meta>
</office:document-meta>
</file>